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Размер матрицы (NxN)</text:p>
          </table:table-cell>
          <table:table-cell table:number-columns-repeated="6"/>
          <table:table-cell office:value-type="string" calcext:value-type="string">
            <text:p>Объем ОЗУ</text:p>
          </table:table-cell>
          <table:table-cell office:value-type="string" calcext:value-type="string">
            <text:p>3.7 ГБ</text:p>
          </table:table-cell>
        </table:table-row>
        <table:table-row table:style-name="ro1">
          <table:table-cell/>
          <table:table-cell office:value-type="string" calcext:value-type="string">
            <text:p>Количество потоков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Макс. размер <text:s/>матрицы</text:p>
          </table:table-cell>
          <table:table-cell office:value-type="string" calcext:value-type="string">
            <text:p>15500х155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1287" calcext:value-type="float">
            <text:p>0,011287</text:p>
          </table:table-cell>
          <table:table-cell office:value-type="float" office:value="0.157832" calcext:value-type="float">
            <text:p>0,157832</text:p>
          </table:table-cell>
          <table:table-cell office:value-type="float" office:value="1.375452" calcext:value-type="float">
            <text:p>1,375452</text:p>
          </table:table-cell>
          <table:table-cell office:value-type="float" office:value="9.820948" calcext:value-type="float">
            <text:p>9,820948</text:p>
          </table:table-cell>
          <table:table-cell office:value-type="float" office:value="34.677972" calcext:value-type="float">
            <text:p>34,677972</text:p>
          </table:table-cell>
          <table:table-cell office:value-type="float" office:value="160.883365" calcext:value-type="float">
            <text:p>160,883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3818" calcext:value-type="float">
            <text:p>0,013818</text:p>
          </table:table-cell>
          <table:table-cell office:value-type="float" office:value="0.17258" calcext:value-type="float">
            <text:p>0,17258</text:p>
          </table:table-cell>
          <table:table-cell office:value-type="float" office:value="1.432566" calcext:value-type="float">
            <text:p>1,432566</text:p>
          </table:table-cell>
          <table:table-cell office:value-type="float" office:value="9.837828" calcext:value-type="float">
            <text:p>9,837828</text:p>
          </table:table-cell>
          <table:table-cell office:value-type="float" office:value="37.520049" calcext:value-type="float">
            <text:p>37,52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469" calcext:value-type="float">
            <text:p>0,01469</text:p>
          </table:table-cell>
          <table:table-cell office:value-type="float" office:value="0.227434" calcext:value-type="float">
            <text:p>0,227434</text:p>
          </table:table-cell>
          <table:table-cell office:value-type="float" office:value="1.839791" calcext:value-type="float">
            <text:p>1,839791</text:p>
          </table:table-cell>
          <table:table-cell office:value-type="float" office:value="13.832338" calcext:value-type="float">
            <text:p>13,832338</text:p>
          </table:table-cell>
          <table:table-cell office:value-type="float" office:value="49.962483" calcext:value-type="float">
            <text:p>49,962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5782" calcext:value-type="float">
            <text:p>0,015782</text:p>
          </table:table-cell>
          <table:table-cell office:value-type="float" office:value="0.24181" calcext:value-type="float">
            <text:p>0,24181</text:p>
          </table:table-cell>
          <table:table-cell office:value-type="float" office:value="2.033359" calcext:value-type="float">
            <text:p>2,033359</text:p>
          </table:table-cell>
          <table:table-cell office:value-type="float" office:value="15.744355" calcext:value-type="float">
            <text:p>15,744355</text:p>
          </table:table-cell>
          <table:table-cell office:value-type="float" office:value="54.149403" calcext:value-type="float">
            <text:p>54,14940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Оптим. размер матрицы</text:p>
          </table:table-cell>
          <table:table-cell office:value-type="string" calcext:value-type="string">
            <text:p>~2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(~2 минут ожидания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21:41:53.494888685</dc:date>
    <meta:editing-duration>PT4M35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